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0056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0056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0056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00056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NL1: =004062</text:p>
      <text:p text:style-name="P2">D --&gt; Hi</text:p>
      <text:p text:style-name="P2">D --&gt; 100k</text:p>
      <text:p text:style-name="P2">D --&gt; What are you e%pecting to accomplish with this</text:p>
      <text:p text:style-name="P2">D --&gt; This is f001ishness upon one hundred thousand prior, equally unsolicited f001ishnesses</text:p>
      <text:p text:style-name="P2">D --&gt; You'll stop now</text:p>
      <text:p text:style-name="P2">D --&gt; I'm not</text:p>
      <text:p text:style-name="P2">D --&gt; I'm fine</text:p>
      <text:p text:style-name="P2">D --&gt; No I'm not</text:p>
      <text:p text:style-name="P2">D --&gt; No</text:p>
      <text:p text:style-name="P2">D --&gt; Yuck</text:p>
      <text:p text:style-name="P2">D --&gt; Don't pol100t my incoming data stream with his name, or any sort of e%cremental language you pick up from his ilk</text:p>
      <text:p text:style-name="P2"><text:soft-page-break/>D --&gt; If you're 100king for a 100phole through which you may e%tract concessions from me, you'll have to 100k elsewhere</text:p>
      <text:p text:style-name="P2">D --&gt; Nepeta, what did I say about that awful language</text:p>
      <text:p text:style-name="P2">D --&gt; I won't stand for it, and you'll stop</text:p>
      <text:p text:style-name="P2">D --&gt; Your fraternization with the base classes have 100sened your morals, can't you see this</text:p>
      <text:p text:style-name="P2">D --&gt; Well, green b100d is ok, but it's not great</text:p>
      <text:p text:style-name="P2">D --&gt; But that's why you're lucky to have me to 100k out for you</text:p>
      <text:p text:style-name="P2">D --&gt; Because you don't know better, and you can't fight the role the mother had in store for you</text:p>
      <text:p text:style-name="P2">D --&gt; My bow and arrow are highly dignified symbols</text:p>
      <text:p text:style-name="P2">D --&gt; Archery is among the highest and most e%ceptional crafts, held in tremendous regard by the most a100f classes for centuries</text:p>
      <text:p text:style-name="P2">D --&gt; No</text:p>
      <text:p text:style-name="P2">D --&gt; No</text:p>
      <text:p text:style-name="P2">D --&gt; No I don't</text:p>
      <text:p text:style-name="P2">D --&gt; I think</text:p>
      <text:p text:style-name="P2">D --&gt; We need to stop talking about archery</text:p>
      <text:p text:style-name="P2">D --&gt; Yes</text:p>
      <text:p text:style-name="P2">D --&gt; We will stop talking about archery</text:p>
      <text:p text:style-name="P2">D --&gt; The topic is making me</text:p>
      <text:p text:style-name="P2">D --&gt; Sweat</text:p>
      <text:p text:style-name="P2">D --&gt; No, you're the one who e%ercises distasteful practices</text:p>
      <text:p text:style-name="P2">D --&gt; You e%terminate beautiful, innocent creatures by the hundreds</text:p>
      <text:p text:style-name="P2">D --&gt; I can't condone such wretched behavior</text:p>
      <text:p text:style-name="P2">D --&gt; Beasts are meant to be 100ked upon with adoration</text:p>
      <text:p text:style-name="P2">D --&gt; I guess that's basically acceptable in principle, but I still find it a bit unsavory</text:p>
      <text:p text:style-name="P2"><text:soft-page-break/>D --&gt; No they're not</text:p>
      <text:p text:style-name="P2">D --&gt; You're wrong about me, Nepeta</text:p>
      <text:p text:style-name="P2">D --&gt; I do like to play games</text:p>
      <text:p text:style-name="P2">D --&gt; But they must be e%tremely important games with very high stakes</text:p>
      <text:p text:style-name="P2">D --&gt; Not the kind played by trans100cent green wigglers who let 100se an e%cremental surge hard in their wiggler-bottom diaperstubs</text:p>
      <text:p text:style-name="P2">D --&gt; As it happens I have arranged to play just such a game tonight</text:p>
      <text:p text:style-name="P2">D --&gt; Aradia and I have a private engagement to be co-leaders of the b100 team</text:p>
      <text:p text:style-name="P2">D --&gt; Absolutely not</text:p>
      <text:p text:style-name="P2">D --&gt; I forbid this</text:p>
      <text:p text:style-name="P2">D --&gt; You will take your position on the b100 team with me</text:p>
      <text:p text:style-name="P2">D --&gt; That's nonsense, you're nowhere even remotely within my pro%imity that would be necessary to e%ecute such a maneuver</text:p>
      <text:p text:style-name="P2">D --&gt; The thought of you fraternizing with and abetting those stink-b100ded h001igans strikes me as scandal beyond measure</text:p>
      <text:p text:style-name="P2">D --&gt; I'm afraid you're too delicate to withstand that sort of corruption</text:p>
      <text:p text:style-name="P2">D --&gt; It's forbidden</text:p>
      <text:p text:style-name="P2">D --&gt; Yes</text:p>
      <text:p text:style-name="P2">D --&gt; You won't</text:p>
      <text:p text:style-name="P2">D --&gt; You won't</text:p>
      <text:p text:style-name="P2">D --&gt; I am telling you not to</text:p>
      <text:p text:style-name="P2">D --&gt; And you will be on my team</text:p>
      <text:p text:style-name="P2">D --&gt; That's final</text:p>
      <text:p text:style-name="P2">D --&gt; Quiet</text:p>
      <text:p text:style-name="P2">D --&gt; No</text:p>
      <text:p text:style-name="P2"><text:soft-page-break/>D --&gt; I do not</text:p>
      <text:p text:style-name="P2">D --&gt; And yet</text:p>
      <text:p text:style-name="P2">D --&gt; You will do as I say</text:p>
      <text:p text:style-name="P2">D --&gt; Yes we will</text:p>
      <text:p text:style-name="P2">D --&gt; You will join me on my team shortly</text:p>
      <text:p text:style-name="P2">D --&gt; Stand by for further instru%ion</text:p>
      <text:p text:style-name="P2">D --&gt; You're angry, and I appreciate that</text:p>
      <text:p text:style-name="P2">D --&gt; But it doesn't matter</text:p>
      <text:p text:style-name="P2">D --&gt; Di%ussion over</text:p>
      <text:p text:style-name="P2">_</text:p>
      <text:p text:style-name="P2">2. GM1: =004121</text:p>
      <text:p text:style-name="P2">D --&gt; Have I ever told you what a reprehensible disgrace you are</text:p>
      <text:p text:style-name="P2">D --&gt; I'm not in a very good mood</text:p>
      <text:p text:style-name="P2">D --&gt; There are a few things I'd like to get off my chest</text:p>
      <text:p text:style-name="P2">D --&gt; What you do appear to know is e%actly how to ma%imize my livid contempt for you</text:p>
      <text:p text:style-name="P2">D --&gt; With your revolting language and your sense of decorum</text:p>
      <text:p text:style-name="P2">D --&gt; At such breathtaking odds with the richness and perfe%ion of your b100d</text:p>
      <text:p text:style-name="P2">D --&gt; I just hate you so much</text:p>
      <text:p text:style-name="P2">D --&gt; And the degrees to which you pollute your precious b100d</text:p>
      <text:p text:style-name="P2">D --&gt; With your bottled fizzy sugar and soporific to%ins</text:p>
      <text:p text:style-name="P2">D --&gt; Maddening</text:p>
      <text:p text:style-name="P2">D --&gt; You will stop</text:p>
      <text:p text:style-name="P2">D --&gt; No, you don't understand</text:p>
      <text:p text:style-name="P2">D --&gt; It's not a predi%ion, it's an order</text:p>
      <text:p text:style-name="P2">D --&gt; I command you to stop</text:p>
      <text:p text:style-name="P2"><text:soft-page-break/>D --&gt; What</text:p>
      <text:p text:style-name="P2">D --&gt; Are you serious</text:p>
      <text:p text:style-name="P2">D --&gt; No</text:p>
      <text:p text:style-name="P2">D --&gt; This is una%eptable</text:p>
      <text:p text:style-name="P2">D --&gt; Ok, let's start over</text:p>
      <text:p text:style-name="P2">D --&gt; I apologize</text:p>
      <text:p text:style-name="P2">D --&gt; I was completely out of of line, and I'm sorry</text:p>
      <text:p text:style-name="P2">D --&gt; I have no right to talk to you like that, or tell you what you can't do</text:p>
      <text:p text:style-name="P2">D --&gt; It's not my place</text:p>
      <text:p text:style-name="P2">D --&gt; Your habits notwithstanding, I am lesser than you</text:p>
      <text:p text:style-name="P2">D --&gt; An inferior</text:p>
      <text:p text:style-name="P2">D --&gt; Don't you understand that you're better than me</text:p>
      <text:p text:style-name="P2">D --&gt; Can you please act like it</text:p>
      <text:p text:style-name="P2">D --&gt; That's not a command, it's just a polite request I guess</text:p>
      <text:p text:style-name="P2">D --&gt; 100k, it isn't that difficult</text:p>
      <text:p text:style-name="P2">D --&gt; Try to be cognizant of your desires and needs</text:p>
      <text:p text:style-name="P2">D --&gt; And attempt to regard those around you as simple vehicles meant to bring about your gratification</text:p>
      <text:p text:style-name="P2">D --&gt; What are you doing</text:p>
      <text:p text:style-name="P2">D --&gt; Right now</text:p>
      <text:p text:style-name="P2">D --&gt; It sounds as if you have begun playing with the red team</text:p>
      <text:p text:style-name="P2">D --&gt; Is this true</text:p>
      <text:p text:style-name="P2">D --&gt; Good</text:p>
      <text:p text:style-name="P2">D --&gt; This is very good</text:p>
      <text:p text:style-name="P2">D --&gt; It really pleases me to hear tales of physical subjugation</text:p>
      <text:p text:style-name="P2">D --&gt; I presume these were lesser beings, toiling in the lower ranks of some hierarchy</text:p>
      <text:p text:style-name="P2"><text:soft-page-break/>D --&gt; Ok</text:p>
      <text:p text:style-name="P2">D --&gt; It pleases me considerably less to hear things like that</text:p>
      <text:p text:style-name="P2">D --&gt; But I've already stated I have no right to be disappointed by your conduct, so I will try to control myself</text:p>
      <text:p text:style-name="P2">D --&gt; Hmm</text:p>
      <text:p text:style-name="P2">D --&gt; Would it be too much to ask</text:p>
      <text:p text:style-name="P2">D --&gt; For you to maybe</text:p>
      <text:p text:style-name="P2">D --&gt; Boss me around a little</text:p>
      <text:p text:style-name="P2">D --&gt; If it would help to couch it in those terms</text:p>
      <text:p text:style-name="P2">D --&gt; Then yeah, I guess so</text:p>
      <text:p text:style-name="P2">D --&gt; But not the especially juvenile kind</text:p>
      <text:p text:style-name="P2">D --&gt; Let's keep it serious and professional</text:p>
      <text:p text:style-name="P2">D --&gt; Just</text:p>
      <text:p text:style-name="P2">D --&gt; Say anything</text:p>
      <text:p text:style-name="P2">D --&gt; As long as it's authoritative</text:p>
      <text:p text:style-name="P2">D --&gt; Hmm</text:p>
      <text:p text:style-name="P2">D --&gt; Decent</text:p>
      <text:p text:style-name="P2">D --&gt; I don't live near the ocean though, so it's hard to immerse myself in the scenario</text:p>
      <text:p text:style-name="P2">D --&gt; I do so many bad things</text:p>
      <text:p text:style-name="P2">D --&gt; Just awful things</text:p>
      <text:p text:style-name="P2">D --&gt; I'm incredibly impudent and a superior needs to put me in my place</text:p>
      <text:p text:style-name="P2">D --&gt; Yes</text:p>
      <text:p text:style-name="P2">D --&gt; Yes, that's good</text:p>
      <text:p text:style-name="P2">D --&gt; Like that</text:p>
      <text:p text:style-name="P2">D --&gt; E%cellent</text:p>
      <text:p text:style-name="P2">D --&gt; Now tell me this, highb100d</text:p>
      <text:p text:style-name="P2"><text:soft-page-break/>D --&gt; I've been roughhousing a little too hard lately</text:p>
      <text:p text:style-name="P2">D --&gt; I've made a bit of a mess and anyone in a position of authority would surely be % about it</text:p>
      <text:p text:style-name="P2">D --&gt; Cross</text:p>
      <text:p text:style-name="P2">D --&gt; What do you make of it</text:p>
      <text:p text:style-name="P2">D --&gt; This wretched misbehavior</text:p>
      <text:p text:style-name="P2">D --&gt; Yes</text:p>
      <text:p text:style-name="P2">D --&gt; So good</text:p>
      <text:p text:style-name="P2">D --&gt; I am presently whipped into a state of contrition</text:p>
      <text:p text:style-name="P2">D --&gt; One befitting of our class disparity</text:p>
      <text:p text:style-name="P2">D --&gt; But I'm starting to perspire again so it's best that we stop</text:p>
      <text:p text:style-name="P2">D --&gt; Thank you for indulging me</text:p>
      <text:p text:style-name="P2">D --&gt; No</text:p>
      <text:p text:style-name="P2">D --&gt; But I comprehend the sentiment</text:p>
      <text:p text:style-name="P2">D --&gt; I have lots of thoughts, but they're difficult to communicate</text:p>
      <text:p text:style-name="P2">D --&gt; If you'll listen</text:p>
      <text:p text:style-name="P2">D --&gt; Honestly I'm confused by the social order</text:p>
      <text:p text:style-name="P2">D --&gt; See, that's what I mean</text:p>
      <text:p text:style-name="P2">D --&gt; How is it possible for one of your distin%ion to be so ignorant</text:p>
      <text:p text:style-name="P2">D --&gt; And loathesome</text:p>
      <text:p text:style-name="P2">D --&gt; Whereas</text:p>
      <text:p text:style-name="P2">D --&gt; A member of the most abject, verminous b100dline of all</text:p>
      <text:p text:style-name="P2">D --&gt; Can conduct herself with such grace and possess nothing but admirable mannerisms</text:p>
      <text:p text:style-name="P2">D --&gt; I find these striking ju%tapositions perple%ing, and I confess strangely into%icating</text:p>
      <text:p text:style-name="P2"><text:soft-page-break/>D --&gt; I wonder if I have gone mad</text:p>
      <text:p text:style-name="P2">D --&gt; To form such a pact with her</text:p>
      <text:p text:style-name="P2">D --&gt; I shouldn't be talking about this</text:p>
      <text:p text:style-name="P2">D --&gt; You're the enemy</text:p>
      <text:p text:style-name="P2">_</text:p>
      <text:p text:style-name="P2">3. VS1: =004122</text:p>
      <text:p text:style-name="P2">D --&gt; What</text:p>
      <text:p text:style-name="P2">D --&gt; How many</text:p>
      <text:p text:style-name="P2">D --&gt; Good</text:p>
      <text:p text:style-name="P2">D --&gt; Use your cunning and venom to make them envy our nobility</text:p>
      <text:p text:style-name="P2">D --&gt; No</text:p>
      <text:p text:style-name="P2">D --&gt; Humorous insincerity is for pedantic wigglers</text:p>
      <text:p text:style-name="P2">D --&gt; That's because you're a little worse than me</text:p>
      <text:p text:style-name="P2">D --&gt; It's finished</text:p>
      <text:p text:style-name="P2">D --&gt; I'll deliver it shortly</text:p>
      <text:p text:style-name="P2">D --&gt; I'm happy to help</text:p>
      <text:p text:style-name="P2">D --&gt; But I don't understand why you're intent on gratifying that worthless peasant</text:p>
      <text:p text:style-name="P2">D --&gt; Fine</text:p>
      <text:p text:style-name="P2">D --&gt; Then let's proceed with the plan in a curt and professional manner</text:p>
      <text:p text:style-name="P2">D --&gt; Yes</text:p>
      <text:p text:style-name="P2">D --&gt; I guess it is pretty quaint</text:p>
      <text:p text:style-name="P2">D --&gt; That's the plan</text:p>
      <text:p text:style-name="P2">D --&gt; Yes, we're in absolute agreement</text:p>
      <text:p text:style-name="P2">D --&gt; Yes</text:p>
      <text:p text:style-name="P2">D --&gt; Yes</text:p>
      <text:p text:style-name="P2"><text:soft-page-break/>D --&gt; Stop</text:p>
      <text:p text:style-name="P2">D --&gt; No, don't be absurd</text:p>
      <text:p text:style-name="P2">D --&gt; Are you</text:p>
      <text:p text:style-name="P2">D --&gt; Ok</text:p>
      <text:p text:style-name="P2">D --&gt; There are no %%ings up my sleeve</text:p>
      <text:p text:style-name="P2">D --&gt; Also, I don't have sleeves</text:p>
      <text:p text:style-name="P2">D --&gt; I am as transparent as can be, and my word is my bond</text:p>
      <text:p text:style-name="P2">D --&gt; You know</text:p>
      <text:p text:style-name="P2">D --&gt; I can feel you trying to read my mind</text:p>
      <text:p text:style-name="P2">D --&gt; Get out of my head, it's making me angry</text:p>
      <text:p text:style-name="P2">D --&gt; Try to remember who built your arm for you</text:p>
      <text:p text:style-name="P2">_</text:p>
      <text:p text:style-name="P2">4. AS1: =004178</text:p>
      <text:p text:style-name="P2">D --&gt; Aradia, here's the deal</text:p>
      <text:p text:style-name="P2">D --&gt; Now that the game has begun, the plan will be modified slightly</text:p>
      <text:p text:style-name="P2">D --&gt; We will not be co-leaders of the b100 team</text:p>
      <text:p text:style-name="P2">D --&gt; I alone will be the leader</text:p>
      <text:p text:style-name="P2">D --&gt; Is that understood</text:p>
      <text:p text:style-name="P2">D --&gt; Good</text:p>
      <text:p text:style-name="P2">D --&gt; Wait</text:p>
      <text:p text:style-name="P2">D --&gt; You have no objection</text:p>
      <text:p text:style-name="P2">D --&gt; Are you sure</text:p>
      <text:p text:style-name="P2">D --&gt; Do you typically embrace such a passive attitude when your superiors give you orders</text:p>
      <text:p text:style-name="P2">D --&gt; Hmm</text:p>
      <text:p text:style-name="P2">D --&gt; I think I should get a towel</text:p>
      <text:p text:style-name="P2"><text:soft-page-break/>D --&gt; I'm perspiring heavily again</text:p>
      <text:p text:style-name="P2">D --&gt; Never mind</text:p>
      <text:p text:style-name="P2">D --&gt; I'm trying to stay professional about this</text:p>
      <text:p text:style-name="P2">D --&gt; Forget it</text:p>
      <text:p text:style-name="P2">D --&gt; It's just pleasant to consort with one of lesser breeding who clearly understands her place</text:p>
      <text:p text:style-name="P2">D --&gt; Perfect</text:p>
      <text:p text:style-name="P2">D --&gt; Then we are on the same page</text:p>
      <text:p text:style-name="P2">D --&gt; I 100k forward to seeing how well you serve me, server player</text:p>
      <text:p text:style-name="P2">D --&gt; What do you mean</text:p>
      <text:p text:style-name="P2">D --&gt; I don't understand</text:p>
      <text:p text:style-name="P2">D --&gt; Are you</text:p>
      <text:p text:style-name="P2">D --&gt; Are you saying</text:p>
      <text:p text:style-name="P2">D --&gt; That</text:p>
      <text:p text:style-name="P2">D --&gt; You are in a position of control over me</text:p>
      <text:p text:style-name="P2">D --&gt; Oh</text:p>
      <text:p text:style-name="P2">D --&gt; Oh my God</text:p>
      <text:p text:style-name="P2">D --&gt; This is</text:p>
      <text:p text:style-name="P2">D --&gt; Impropriety of a caliber I cannot even</text:p>
      <text:p text:style-name="P2">D --&gt; It's</text:p>
      <text:p text:style-name="P2">D --&gt; You are as low on the hemosprectrum as possible</text:p>
      <text:p text:style-name="P2">D --&gt; To consider that someone so low could be in a position of authority over me is</text:p>
      <text:p text:style-name="P2">D --&gt; It's just so</text:p>
      <text:p text:style-name="P2">D --&gt; Disgusting</text:p>
      <text:p text:style-name="P2">D --&gt; No it's</text:p>
      <text:p text:style-name="P2">D --&gt; FILTHY</text:p>
      <text:p text:style-name="P2"><text:soft-page-break/>D --&gt; I need some air</text:p>
      <text:p text:style-name="P2">D --&gt; Or some cold milk</text:p>
      <text:p text:style-name="P2">D --&gt; Or a towel, I need a towel</text:p>
      <text:p text:style-name="P2">D --&gt; Where the fuck are all my fresh towels</text:p>
      <text:p text:style-name="P2">D --&gt; I mean</text:p>
      <text:p text:style-name="P2">D --&gt; Fiddlesticks, please pardon my language</text:p>
      <text:p text:style-name="P2">D --&gt; It won't happen again</text:p>
      <text:p text:style-name="P2">_</text:p>
      <text:p text:style-name="P2">5. AS2: =004179</text:p>
      <text:p text:style-name="P2">D --&gt; I'm fine</text:p>
      <text:p text:style-name="P2">D --&gt; I'll be fine</text:p>
      <text:p text:style-name="P2">D --&gt; I just need to breathe</text:p>
      <text:p text:style-name="P2">D --&gt; And to break something possibly</text:p>
      <text:p text:style-name="P2">D --&gt; Yes</text:p>
      <text:p text:style-name="P2">D --&gt; It helps me rela%</text:p>
      <text:p text:style-name="P2">D --&gt; Do you</text:p>
      <text:p text:style-name="P2">D --&gt; Yes</text:p>
      <text:p text:style-name="P2">D --&gt; I just need a blasted towel</text:p>
      <text:p text:style-name="P2">D --&gt; Where ever did that Aurthour get off to</text:p>
      <text:p text:style-name="P2">D --&gt; Perhaps</text:p>
      <text:p text:style-name="P2">D --&gt; Whoa what</text:p>
      <text:p text:style-name="P2">D --&gt; Do you</text:p>
      <text:p text:style-name="P2">D --&gt; Want to break something</text:p>
      <text:p text:style-name="P2">D --&gt; I, uh</text:p>
      <text:p text:style-name="P2">D --&gt; Ok</text:p>
      <text:p text:style-name="P2">_</text:p>
      <text:p text:style-name="P2">6. AS3: =004180</text:p>
      <text:p text:style-name="P2"><text:soft-page-break/>D --&gt; Yes</text:p>
      <text:p text:style-name="P2">D --&gt; Yes that was wonderful</text:p>
      <text:p text:style-name="P2">D --&gt; But could you please refrain from dipping into the vernacular of commoners</text:p>
      <text:p text:style-name="P2">D --&gt; In fact, this is an order from your leader</text:p>
      <text:p text:style-name="P2">D --&gt; Call things by their proper names</text:p>
      <text:p text:style-name="P2">D --&gt; Nevertheless, do it</text:p>
      <text:p text:style-name="P2">D --&gt; Now</text:p>
      <text:p text:style-name="P2">D --&gt; Could you please</text:p>
      <text:p text:style-name="P2">D --&gt; Uh</text:p>
      <text:p text:style-name="P2">D --&gt; Do that again</text:p>
      <text:p text:style-name="P2">D --&gt; Yes</text:p>
      <text:p text:style-name="P2">D --&gt; Yes</text:p>
      <text:p text:style-name="P2">D --&gt; Wait</text:p>
      <text:p text:style-name="P2">D --&gt; I don't know</text:p>
      <text:p text:style-name="P2">D --&gt; Maybe I don't want to order you to</text:p>
      <text:p text:style-name="P2">D --&gt; Maybe I want</text:p>
      <text:p text:style-name="P2">D --&gt; You to do whatever things that you want to do</text:p>
      <text:p text:style-name="P2">D --&gt; You could cause quite a bother for me, with the power you wield</text:p>
      <text:p text:style-name="P2">D --&gt; I can do nothing to stop you, peasant girl</text:p>
      <text:p text:style-name="P2">D --&gt; It's so magnificently depraved</text:p>
      <text:p text:style-name="P2">D --&gt; What was that</text:p>
      <text:p text:style-name="P2">D --&gt; Are you role playing now</text:p>
      <text:p text:style-name="P2">D --&gt; Stop, it's unbecoming</text:p>
      <text:p text:style-name="P2">D --&gt; You're better than that</text:p>
      <text:p text:style-name="P2">D --&gt; And by better, I mean worse</text:p>
      <text:p text:style-name="P2"><text:soft-page-break/>D --&gt; Much, much worse</text:p>
      <text:p text:style-name="P2">D --&gt; Downright coarse and degenerate</text:p>
      <text:p text:style-name="P2">D --&gt; Just reprehensibly sordid</text:p>
      <text:p text:style-name="P2">D --&gt; Actually</text:p>
      <text:p text:style-name="P2">D --&gt; Yes</text:p>
      <text:p text:style-name="P2">D --&gt; You may role play and proceed to deepen this already irretrievable debauchery</text:p>
      <text:p text:style-name="P2">D --&gt; In fact I command it</text:p>
      <text:p text:style-name="P2">D --&gt; I command you to have free will and do as you please</text:p>
      <text:p text:style-name="P2">D --&gt; And continue being bothersome and unpredictably destructive</text:p>
      <text:p text:style-name="P2">D --&gt; I mean</text:p>
      <text:p text:style-name="P2">D --&gt; If you want</text:p>
      <text:p text:style-name="P2">D --&gt; Yes</text:p>
      <text:p text:style-name="P2">D --&gt; Ribbit again</text:p>
      <text:p text:style-name="P2">_</text:p>
      <text:p text:style-name="P2">7. AS4: =004181</text:p>
      <text:p text:style-name="P2">D --&gt; I will make haste through this mysterious realm and find your gate</text:p>
      <text:p text:style-name="P2">D --&gt; It will pose no challenge for me at all</text:p>
      <text:p text:style-name="P2">D --&gt; I will then give you your new body, and you may take your rightful place as my subordinate</text:p>
      <text:p text:style-name="P2">D --&gt; Actually</text:p>
      <text:p text:style-name="P2">D --&gt; Now I'm beginning to wonder</text:p>
      <text:p text:style-name="P2">D --&gt; Whether I want you to be my subordinate</text:p>
      <text:p text:style-name="P2">D --&gt; Hmm</text:p>
      <text:p text:style-name="P2">D --&gt; I hope this doesn't sound too strange</text:p>
      <text:p text:style-name="P2">D --&gt; Maybe I would like you to be the co-leader again</text:p>
      <text:p text:style-name="P2">D --&gt; In fact</text:p>
      <text:p text:style-name="P2"><text:soft-page-break/>D --&gt; Oh my goodness, I can't believe I'm entertaining this thought</text:p>
      <text:p text:style-name="P2">D --&gt; It feels just vile</text:p>
      <text:p text:style-name="P2">D --&gt; Try not to roll your eyes at me</text:p>
      <text:p text:style-name="P2">D --&gt; Would you mind terribly</text:p>
      <text:p text:style-name="P2">D --&gt; Being the leader</text:p>
      <text:p text:style-name="P2">D --&gt; But</text:p>
      <text:p text:style-name="P2">D --&gt; Don't tell anyone</text:p>
      <text:p text:style-name="P2">D --&gt; You will be the leader of me, and I will lead all else</text:p>
      <text:p text:style-name="P2">D --&gt; You would in effect be the secret leader</text:p>
      <text:p text:style-name="P2">D --&gt; Yes, that's the spirit</text:p>
      <text:p text:style-name="P2">D --&gt; You take to authority well for one of your b100d</text:p>
      <text:p text:style-name="P2">D --&gt; Not yet</text:p>
      <text:p text:style-name="P2">D --&gt; But soon your heart will beat anew, and through it, fresh b100d and fresh passion</text:p>
      <text:p text:style-name="P2">D --&gt; On my way</text:p>
      <text:p text:style-name="P2">_</text:p>
      <text:p text:style-name="P2">8. AS5: =004185</text:p>
      <text:p text:style-name="P2">D --&gt; Yes</text:p>
      <text:p text:style-name="P2">D --&gt; It is perfect in every way</text:p>
      <text:p text:style-name="P2">D --&gt; Do you</text:p>
      <text:p text:style-name="P2">D --&gt; Have a clean towel anywhere</text:p>
      <text:p text:style-name="P2">_</text:p>
      <text:p text:style-name="P2">9. AB1: =004187</text:p>
      <text:p text:style-name="P2">D --&gt; I think it suits you</text:p>
      <text:p text:style-name="P2">D --&gt; Much more so than the form of a levitating ghostly amphibian</text:p>
      <text:p text:style-name="P2">D --&gt; How does it feel</text:p>
      <text:p text:style-name="P2"><text:soft-page-break/>D --&gt; Ok</text:p>
      <text:p text:style-name="P2">D --&gt; But I mean</text:p>
      <text:p text:style-name="P2">D --&gt; Do you feel anything else</text:p>
      <text:p text:style-name="P2">D --&gt; Any sort of</text:p>
      <text:p text:style-name="P2">D --&gt; Stirring sensations</text:p>
      <text:p text:style-name="P2">D --&gt; Yes</text:p>
      <text:p text:style-name="P2">D --&gt; Such as</text:p>
      <text:p text:style-name="P2">D --&gt; Sensations which may be stirred by flowing b100d and a beating heart</text:p>
      <text:p text:style-name="P2">D --&gt; Can you detect anything within you might describe as</text:p>
      <text:p text:style-name="P2">D --&gt; Smoldering passion</text:p>
      <text:p text:style-name="P2">D --&gt; I mean</text:p>
      <text:p text:style-name="P2">D --&gt; Just out of curiosity</text:p>
      <text:p text:style-name="P2">D --&gt; What's what</text:p>
      <text:p text:style-name="P2">_</text:p>
      <text:p text:style-name="P2">10. AB2: =004188</text:p>
      <text:p text:style-name="P2">D --&gt; Hrrrk</text:p>
      <text:p text:style-name="P2">D --&gt; I</text:p>
      <text:p text:style-name="P2">D --&gt; Yes</text:p>
      <text:p text:style-name="P2">D --&gt; Uh</text:p>
      <text:p text:style-name="P2">D --&gt; It's a chip in your heart</text:p>
      <text:p text:style-name="P2">D --&gt; Is that not ok</text:p>
      <text:p text:style-name="P2">D --&gt; Urrk</text:p>
      <text:p text:style-name="P2">D --&gt; I guess I can</text:p>
      <text:p text:style-name="P2">D --&gt; Uninstall it if you would just</text:p>
      <text:p text:style-name="P2">D --&gt; Sorry</text:p>
      <text:p text:style-name="P2">D --&gt; I'll</text:p>
      <text:p text:style-name="P2"><text:soft-page-break/>D --&gt; Hrrrrrrk</text:p>
      <text:p text:style-name="P2">_</text:p>
      <text:p text:style-name="P2">11. KV1: =004443</text:p>
      <text:p text:style-name="P2">D --&gt; I'd like to add to this useless memorandum</text:p>
      <text:p text:style-name="P2">D --&gt; That I still don't recognize the validity of your leadership</text:p>
      <text:p text:style-name="P2">D --&gt; It may be true that we are all playing in the same session, but I see no reason to disband the former power structure</text:p>
      <text:p text:style-name="P2">D --&gt; Especially if it means instituting a tactical midget with a short fuse, a foul mouth, and paralyzing insecurity over the color of his b100d</text:p>
      <text:p text:style-name="P2">D --&gt; That's all I have to say</text:p>
      <text:p text:style-name="P2">D --&gt; Uh</text:p>
      <text:p text:style-name="P2">D --&gt; Not usually</text:p>
      <text:p text:style-name="P2">D --&gt; Nowhere have I seen evidence of this</text:p>
      <text:p text:style-name="P2">D --&gt; Most of this is you from various points in time raving about nonsense and arguing with yourself</text:p>
      <text:p text:style-name="P2">D --&gt; Do you realize that here in the future, this bulletin has come to be regarded as something of a joke</text:p>
      <text:p text:style-name="P2">D --&gt; A lengthy piece of comedy, often quoted amongst ourselves in private moments of levity</text:p>
      <text:p text:style-name="P2">D --&gt; It seems I'm the one to inform you of this up front</text:p>
      <text:p text:style-name="P2">D --&gt; Which is likely why you persist with the ingratiating charade against better judgement</text:p>
      <text:p text:style-name="P2">D --&gt; How do you know about my perspiration problem</text:p>
      <text:p text:style-name="P2">D --&gt; I mean, aside from reading about it in this memo</text:p>
      <text:p text:style-name="P2">D --&gt; Wait</text:p>
      <text:p text:style-name="P2">D --&gt; Fudgesicles</text:p>
      <text:p text:style-name="P2">_</text:p>
      <text:p text:style-name="P1">Act 5 Act 2</text:p>
      <text:p text:style-name="P2"><text:soft-page-break/>_</text:p>
      <text:p text:style-name="P2">12. TN1: =004654</text:p>
      <text:p text:style-name="P2">D --&gt; I'm quite sure I warned you about attempting to navigate stairs while adjusting to the new equipment</text:p>
      <text:p text:style-name="P2">_</text:p>
      <text:p text:style-name="P2">13. KV2; VS2; TP1: =004692</text:p>
      <text:p text:style-name="P2">KV - D --&gt; I only supplied the technological means, though my lobbying for a hooven quadrupedal lower torso went tragically disregarded</text:p>
      <text:p text:style-name="P2">D --&gt; Yes, I can follow that order, sir</text:p>
      <text:p text:style-name="P2">D --&gt; Are there any other orders you would like to issue to me in a manner that is similarly forceful</text:p>
      <text:p text:style-name="P2">D --&gt; Yes, and you will continue to order me to do so. I command it</text:p>
      <text:p text:style-name="P2">D --&gt; ...</text:p>
      <text:p text:style-name="P2">D --&gt; I need a towel</text:p>
      <text:p text:style-name="P2">D --&gt; Aurthour is dead, and so is his ghost</text:p>
      <text:p text:style-name="P2">D --&gt; Remember</text:p>
      <text:p text:style-name="P2">D --&gt; Is this where embrace jocularly, as if we are bros</text:p>
      <text:p text:style-name="P2">D --&gt; I will be as gentle as possible</text:p>
      <text:p text:style-name="P2">VS - D --&gt; I...</text:p>
      <text:p text:style-name="P2">D --&gt; You're absolutely right, it's disgraceful</text:p>
      <text:p text:style-name="P2">D --&gt; I think it is possibly time to admit I have some sort of problem</text:p>
      <text:p text:style-name="P2">D --&gt; I would very much like to honor my position on the hemospectrum and mistreat those beneath me, and yet...</text:p>
      <text:p text:style-name="P2">TP - D --&gt; It's mystifying</text:p>
      <text:p text:style-name="P2">D --&gt; In spite of my warnings, he seems absolutely committed to being attracted to cases of stairs like a goshdarned magnetron</text:p>
      <text:p text:style-name="P2">D --&gt; Now that I think about it, I should probably deactivate his <text:soft-page-break/>pelvic magnetron</text:p>
      <text:p text:style-name="P2">_</text:p>
      <text:p text:style-name="P2">14. DS1: =004725</text:p>
      <text:p text:style-name="P2">D --&gt; I'm attempting to determine what it is that ranks humans in their class stru%ure</text:p>
      <text:p text:style-name="P2">D --&gt; I'd assumed the color of your b100d would serve as the basis for placement in the hierarchy, as would be e%pected and natural, but I was mistaken</text:p>
      <text:p text:style-name="P2">D --&gt; I was similarly in error believing the color of what you type corresponds with the color of your b100d</text:p>
      <text:p text:style-name="P2">D --&gt; Well, obviously</text:p>
      <text:p text:style-name="P2">D --&gt; I understand that now, I'm not a f001</text:p>
      <text:p text:style-name="P2">D --&gt; I see</text:p>
      <text:p text:style-name="P2">D --&gt; So, in other words, a sort of b100d letting ritual</text:p>
      <text:p text:style-name="P2">D --&gt; To assess whose pulse is steadiest and thus whose flow is the most STRONG</text:p>
      <text:p text:style-name="P2">D --&gt; Really</text:p>
      <text:p text:style-name="P2">D --&gt; So your social e%elons are dictated by the noble artform of the ancient slam poets</text:p>
      <text:p text:style-name="P2">D --&gt; Or the Earth equivalent</text:p>
      <text:p text:style-name="P2">D --&gt; I believe</text:p>
      <text:p text:style-name="P2">D --&gt; That this is probably nonsense</text:p>
      <text:p text:style-name="P2">D --&gt; I've already been hornswoggled repeatedly by your comrades, who I quite reasonably mistook for your superiors in b100dline</text:p>
      <text:p text:style-name="P2">D --&gt; Your race makes a habit of deception, and I will not tolerate it</text:p>
      <text:p text:style-name="P2">D --&gt; You will stop</text:p>
      <text:p text:style-name="P2">D --&gt; I command that all verbal misdire%ion and hoofbeastplay will cease during my communications, is that understood</text:p>
      <text:p text:style-name="P2">D --&gt; Did I say something entertaining</text:p>
      <text:p text:style-name="P2"><text:soft-page-break/>D --&gt; I try to stay engaged with many aristocratic practices</text:p>
      <text:p text:style-name="P2">D --&gt; But I'm not much of a poet</text:p>
      <text:p text:style-name="P2">D --&gt; My poems are private</text:p>
      <text:p text:style-name="P2">D --&gt; If you're prepared to be particularly forceful about it</text:p>
      <text:p text:style-name="P2">D --&gt; I may be suitably disgusted to comply</text:p>
      <text:p text:style-name="P2">D --&gt; Yes</text:p>
      <text:p text:style-name="P2">D --&gt; Those are the sorts of assertive statements which could get me</text:p>
      <text:p text:style-name="P2">D --&gt; Flowing</text:p>
      <text:p text:style-name="P2">D --&gt; Just a thought. Let's mock a topic with less awfulness</text:p>
      <text:p text:style-name="P2">D --&gt; If you'd use the e%cuse to be less culturally myopic, what are your views on abuse to the walking apocrypha</text:p>
      <text:p text:style-name="P2">D --&gt; Would you choose if duly cued to put your bruising clop to a flock of naughty roboti%</text:p>
      <text:p text:style-name="P2">_</text:p>
      <text:p text:style-name="P2">15. DS2: =004726</text:p>
      <text:p text:style-name="P2">D --&gt; Perhaps it's that it's martial tacti% that matter for status. Unless you redact this</text:p>
      <text:p text:style-name="P2">D --&gt; I'd hazard in practice that it's a glass of what's lactic that would impact this</text:p>
      <text:p text:style-name="P2">D --&gt; Pragmatic to presume? A human metric for grandness stands on fondness in honest</text:p>
      <text:p text:style-name="P2">D --&gt; For wanton aplomb with strapping song smithing, ripping sonnets of STRONGNESS</text:p>
      <text:p text:style-name="P2">D --&gt; But perhaps</text:p>
      <text:p text:style-name="P2">D --&gt; To divine class divides in unclassified swine is butchering time</text:p>
      <text:p text:style-name="P2">D --&gt; Your fauna I find requires too little strength to savage in rhyme</text:p>
      <text:p text:style-name="P2">D --&gt; I fear inferiors have monopolized my highest priorities</text:p>
      <text:p text:style-name="P2"><text:soft-page-break/>D --&gt; Let's eschew crude inferiors, pursue nude superiorities</text:p>
      <text:p text:style-name="P2">D --&gt; Review z001ogical peculiarities, great stalking enormities</text:p>
      <text:p text:style-name="P2">D --&gt; Fle%ing in unison, baying at moons within fraternal sororities</text:p>
      <text:p text:style-name="P2">D --&gt; Great musclebeasts tussle, bu%om in heft</text:p>
      <text:p text:style-name="P2">D --&gt; With thunderous muscle, buttock to spec</text:p>
      <text:p text:style-name="P2">D --&gt; Connect blows to discover, how invincible pecs are</text:p>
      <text:p text:style-name="P2">D --&gt; Venture low to uncover, his inimitable nectar</text:p>
      <text:p text:style-name="P2">D --&gt; Should song serve to placate one</text:p>
      <text:p text:style-name="P2">D --&gt; And fortune holds he lactate some</text:p>
      <text:p text:style-name="P2">D --&gt; STRONG hands tugging teat make great ambrosia collectors</text:p>
      <text:p text:style-name="P2">D --&gt; What do you mean</text:p>
      <text:p text:style-name="P2">D --&gt; Are you ordering me to conceal my poems again</text:p>
      <text:p text:style-name="P2">D --&gt; It 100ks to be a legendary weapon</text:p>
      <text:p text:style-name="P2">_</text:p>
      <text:p text:style-name="P2">16. DS3: =004727</text:p>
      <text:p text:style-name="P2">D --&gt; Giving up on the treasure so easily</text:p>
      <text:p text:style-name="P2">D --&gt; It strikes me as an artifact rooted in universal lore of nobility</text:p>
      <text:p text:style-name="P2">D --&gt; As valuable an asset as strength is</text:p>
      <text:p text:style-name="P2">D --&gt; And as much as anyone with his wits is fond of being STRONG</text:p>
      <text:p text:style-name="P2">D --&gt; Such weapons require finesse to operate</text:p>
      <text:p text:style-name="P2">D --&gt; And surely in this case, to retrieve without damaging</text:p>
      <text:p text:style-name="P2">D --&gt; Hence your no doubt frustrating restraint</text:p>
      <text:p text:style-name="P2">D --&gt; E%cessive force will shatter such weapons</text:p>
      <text:p text:style-name="P2">D --&gt; We both know this from e%perience</text:p>
      <text:p text:style-name="P2">D --&gt; The adult human who trained you</text:p>
      <text:p text:style-name="P2"><text:soft-page-break/>D --&gt; And taught you the ways of being STRONG</text:p>
      <text:p text:style-name="P2">D --&gt; Remember</text:p>
      <text:p text:style-name="P2">D --&gt; Yes, and now, being learned in the ways of STRONGNESS</text:p>
      <text:p text:style-name="P2">D --&gt; You like myself are unfortunately limited in the weaponry you may wield</text:p>
      <text:p text:style-name="P2">D --&gt; Ironically the training which has ennobled you beyond others has made instruments of high b100d brittle in your hands</text:p>
      <text:p text:style-name="P2">D --&gt; Hence the state of your favored weapon, hobbling your specibus</text:p>
      <text:p text:style-name="P2">D --&gt; I know what this is like</text:p>
      <text:p text:style-name="P2">D --&gt; Oh</text:p>
      <text:p text:style-name="P2">D --&gt; No</text:p>
      <text:p text:style-name="P2">D --&gt; Bows</text:p>
      <text:p text:style-name="P2">D --&gt; Yes</text:p>
      <text:p text:style-name="P2">D --&gt; Sometimes</text:p>
      <text:p text:style-name="P2">_</text:p>
      <text:p text:style-name="P2">17. DS4: =004728</text:p>
      <text:p text:style-name="P2">D --&gt; What are you doing</text:p>
      <text:p text:style-name="P2">D --&gt; Careful</text:p>
      <text:p text:style-name="P2">D --&gt; About succumbing to these sorts of destructive</text:p>
      <text:p text:style-name="P2">D --&gt; Urges</text:p>
      <text:p text:style-name="P2">D --&gt; Addi%ion is a powerful thing </text:p>
      <text:p text:style-name="P2">_</text:p>
      <text:p text:style-name="P2">18. DS5: =004729</text:p>
      <text:p text:style-name="P2">D --&gt; I think</text:p>
      <text:p text:style-name="P2">D --&gt; I need</text:p>
      <text:p text:style-name="P2">D --&gt; Something to dry myself off with</text:p>
      <text:p text:style-name="P2">_</text:p>
      <text:p text:style-name="P2"><text:soft-page-break/>19. KV3: =005331</text:p>
      <text:p text:style-name="P2">D --&gt; Yes </text:p>
      <text:p text:style-name="P2">D --&gt; I am still e%ceptionally STRONG</text:p>
      <text:p text:style-name="P2">D --&gt; Strength continues to be my STRONGEST attribute</text:p>
      <text:p text:style-name="P2">D --&gt; With what</text:p>
      <text:p text:style-name="P2">D --&gt; You mean</text:p>
      <text:p text:style-name="P2">D --&gt; The highb100d</text:p>
      <text:p text:style-name="P2">D --&gt; Oh dear </text:p>
      <text:p text:style-name="P2">D --&gt; Are you saying the highb100d has finally embraced his position atop the hierarchy</text:p>
      <text:p text:style-name="P2">D --&gt; Yes e%actly</text:p>
      <text:p text:style-name="P2">D --&gt; I certainly appreciate the debauchery inherent in receiving an order of such gravity from a rogue-b100ded foulmouth</text:p>
      <text:p text:style-name="P2">D --&gt; But</text:p>
      <text:p text:style-name="P2">D --&gt; I'm not entirely positive I can raise a hand to the highb100d</text:p>
      <text:p text:style-name="P2">D --&gt; It wouldn't be my place</text:p>
      <text:p text:style-name="P2">D --&gt; Uh </text:p>
      <text:p text:style-name="P2">D --&gt; No, I have a sufficient supply of drying utilities</text:p>
      <text:p text:style-name="P2">D --&gt; The b100d</text:p>
      <text:p text:style-name="P2">D --&gt; It is just so</text:p>
      <text:p text:style-name="P2">D --&gt; E%quisitely purple</text:p>
      <text:p text:style-name="P2">D --&gt; Yes</text:p>
      <text:p text:style-name="P2">D --&gt; But 100k</text:p>
      <text:p text:style-name="P2">D --&gt; The situation is very delicate I believe</text:p>
      <text:p text:style-name="P2">D --&gt; The highb100d would benefit from a proper enculturation into the aristocracy</text:p>
      <text:p text:style-name="P2">D --&gt; I'll take measures to ensure our comrades aren't injured </text:p>
      <text:p text:style-name="P2"><text:soft-page-break/>D --&gt; Well</text:p>
      <text:p text:style-name="P2">D --&gt; If it comes to close quarters skirmish, I will try to be prepared </text:p>
      <text:p text:style-name="P2">D --&gt; Yes</text:p>
      <text:p text:style-name="P2">D --&gt; That's different</text:p>
      <text:p text:style-name="P2">D --&gt; He is a sea dweller</text:p>
      <text:p text:style-name="P2">D --&gt; Our feud is codified in tradition</text:p>
      <text:p text:style-name="P2">D --&gt; Neigh, we are obligated to be at odds</text:p>
      <text:p text:style-name="P2">D --&gt; It's dignified</text:p>
      <text:p text:style-name="P2">D --&gt; He is</text:p>
      <text:p text:style-name="P2">D --&gt; How many of us are rampaging murderously, e%actly</text:p>
      <text:p text:style-name="P2">D --&gt; Do I really have to</text:p>
      <text:p text:style-name="P2">D --&gt; I'd prefer not to interact with him</text:p>
      <text:p text:style-name="P2">D --&gt; It's primarily that his advances make me uncomfortable </text:p>
      <text:p text:style-name="P2">D --&gt; We are </text:p>
      <text:p text:style-name="P2">D --&gt; Oh shoot</text:p>
      <text:p text:style-name="P2">D --&gt; E%cuse my vulgarity</text:p>
      <text:p text:style-name="P2">D --&gt; I will 100k into it </text:p>
      <text:p text:style-name="P2">_</text:p>
      <text:p text:style-name="P2">20. =005337</text:p>
      <text:p text:style-name="P2">SEE LOG FOR "Equius: Seek the highb100d." IN THE GAMES FOLDER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<text:soft-page-break/>Act 6 Act 2</text:p>
      <text:p text:style-name="P2">_</text:p>
      <text:p text:style-name="P1">Act 6 Intermission 2</text:p>
      <text:p text:style-name="P2">_</text:p>
      <text:p text:style-name="P1">Act 6 Act 3</text:p>
      <text:p text:style-name="P2">_</text:p>
      <text:p text:style-name="P1">Act 6 Intermission 3</text:p>
      <text:p text:style-name="P2">_</text:p>
      <text:p text:style-name="P2">21. =007327</text:p>
      <text:p text:style-name="P2">D --&gt; They are persnickety devices</text:p>
      <text:p text:style-name="P2">D --&gt; Often sweat seeps into their circuitry and causes them to behave more erratically</text:p>
      <text:p text:style-name="P2">D --&gt; Which unfortunately only causes me to sweat even more profusely, I am afraid</text:p>
      <text:p text:style-name="P2">D --&gt; On a scale of 1 to 100, how depraved would you say you find my behavior?</text:p>
      <text:p text:style-name="P2">D --&gt; (please be 100, please be 100...)</text:p>
      <text:p text:style-name="P2">D --&gt; (I NEED A TOWEL)</text:p>
      <text:p text:style-name="P2">D --&gt; (A NEW ONE I MEAN)</text:p>
      <text:p text:style-name="P2">D --&gt; E%cuse me, what is going on over here</text:p>
      <text:p text:style-name="P2">D --&gt; I see.</text:p>
      <text:p text:style-name="P2">D --&gt; Nepeta, stop</text:p>
      <text:p text:style-name="P2">D --&gt; Yes</text:p>
      <text:p text:style-name="P2">D --&gt; Yes</text:p>
      <text:p text:style-name="P2">_</text:p>
      <text:p text:style-name="P2">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4" meta:paragraph-count="577" meta:word-count="4808" meta:character-count="20273"/>
    <meta:generator>OpenOffice/4.1.2$Win32 OpenOffice.org_project/412m3$Build-9782</meta:generator>
  </office:meta>
</office:document-meta>
</file>